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b477e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style:font-size-asian="12.5pt" style:font-name-complex="Calibri1" style:font-size-complex="12.5pt"/>
    </style:style>
    <style:style style:name="T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8" style:family="text">
      <style:text-properties fo:font-weight="bold" style:font-weight-asian="bold"/>
    </style:style>
    <style:style style:name="T9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«Insert Procurement ID»</text:p>
      <text:p text:style-name="P1"><text:span text:style-name="T1">Reference: </text:span><text:bookmark-start text:name="_Hlk92685062"/><text:span text:style-name="T3">«</text:span><text:bookmark-end text:name="_Hlk92685062"/><text:span text:style-name="T3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2">«Insert Name of Buyer»</text:span><text:span text:style-name="T5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6">Responses will be evaluated and scored using the scoring method detailed in the Statement of Requirements </text:span><text:span text:style-name="T7">(Attachment 1 in the bid pack).</text:span></text:p>
      <text:p text:style-name="P10"/>
      <text:p text:style-name="P9"><text:span text:style-name="T6">Responses must be uploaded by the closing date for applications </text:span><text:span text:style-name="T3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3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18">Weighting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4">«Insert_</text:span><text:span text:style-name="T3">Technical_Comp_Ess_Skill_Descrip</text:span><text:span text:style-name="T4">_#»</text:span><text:span text:style-name="T9"><text:line-break/></text:span></text:p>
            <text:p text:style-name="P14"/>
          </table:table-cell>
          <table:table-cell table:style-name="ESS_5f_SKILL.A1" office:value-type="string">
            <text:p text:style-name="P14"><text:span text:style-name="T4">«Insert_</text:span><text:span text:style-name="T3">Technical_Comp_Ess_Skill_Weight_#</text:span><text:span text:style-name="T4">»</text:span><text:span text:style-name="T9"> </text:span><text:span text:style-name="T8">%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3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8">Weighting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Descrip_conditional_#</text:span><text:span text:style-name="T4">»</text:span><text:span text:style-name="T9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Weight#_conditional_#</text:span><text:span text:style-name="T4">»</text:span><text:span text:style-name="T8">%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9</meta:editing-cycles>
    <meta:creation-date>2022-10-04T10:39:00</meta:creation-date>
    <dc:date>2022-10-20T19:06:10.639500564</dc:date>
    <meta:editing-duration>PT1H29M59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2" meta:word-count="315" meta:character-count="2221" meta:non-whitespace-character-count="1964"/>
    <meta:user-defined meta:name="AppVersion">16.0000</meta:user-defined>
    <meta:template xlink:type="simple" xlink:actuate="onRequest" xlink:title="Normal" xlink:href=""/>
  </office:meta>
</office:document-meta>
</file>